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5035in" table:align="left"/>
    </style:style>
    <style:style style:name="Table1.A" style:family="table-column">
      <style:table-column-properties style:column-width="0.4306in"/>
    </style:style>
    <style:style style:name="Table1.B" style:family="table-column">
      <style:table-column-properties style:column-width="1.5292in"/>
    </style:style>
    <style:style style:name="Table1.C" style:family="table-column">
      <style:table-column-properties style:column-width="0.5438in"/>
    </style:style>
    <style:style style:name="Table1.A1" style:family="table-cell">
      <style:table-cell-properties style:vertical-align="middle"/>
    </style:style>
    <style:style style:name="P1" style:family="paragraph" style:parent-style-name="Preformatted_20_Text">
      <style:paragraph-properties fo:text-align="center" style:justify-single-word="false"/>
      <style:text-properties style:font-name="Courier New" fo:font-size="10pt" officeooo:paragraph-rsid="000f4eec"/>
    </style:style>
    <style:style style:name="P2" style:family="paragraph" style:parent-style-name="Preformatted_20_Text">
      <style:paragraph-properties fo:text-align="start" style:justify-single-word="false"/>
      <style:text-properties style:font-name="Courier New" fo:font-size="10pt" officeooo:paragraph-rsid="000f4eec"/>
    </style:style>
    <style:style style:name="P3" style:family="paragraph" style:parent-style-name="Preformatted_20_Text">
      <style:paragraph-properties fo:text-align="start" style:justify-single-word="false"/>
      <style:text-properties style:font-name="Courier New" fo:font-size="10pt" officeooo:paragraph-rsid="000f84f8"/>
    </style:style>
    <style:style style:name="P4" style:family="paragraph" style:parent-style-name="Preformatted_20_Text">
      <style:paragraph-properties fo:text-align="center" style:justify-single-word="false"/>
      <style:text-properties officeooo:paragraph-rsid="000f4eec"/>
    </style:style>
    <style:style style:name="P5" style:family="paragraph" style:parent-style-name="Preformatted_20_Text">
      <style:text-properties officeooo:paragraph-rsid="000f4eec"/>
    </style:style>
    <style:style style:name="P6" style:family="paragraph" style:parent-style-name="Preformatted_20_Text">
      <style:text-properties officeooo:paragraph-rsid="000f84f8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00bec"/>
    </style:style>
    <style:style style:name="T2" style:family="text">
      <style:text-properties officeooo:rsid="000f4eec"/>
    </style:style>
    <style:style style:name="T3" style:family="text">
      <style:text-properties officeooo:rsid="000f84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B – Project 1</text:span></text:p>
      <text:p text:style-name="P4"><text:span text:style-name="T1">Prateek Agarwal (prat0318@gmail.com)</text:span></text:p>
      <text:p text:style-name="P2"><text:span text:style-name="T1"/></text:p>
      <text:p text:style-name="P2"><text:span text:style-name="T1"/></text:p>
      <text:p text:style-name="Preformatted_20_Text"><text:span text:style-name="T1">-- 1. What is the price of the part named "Dirty Harry"?</text:span></text:p>
      <text:p text:style-name="Preformatted_20_Text">SELECT price</text:p>
      <text:p text:style-name="Preformatted_20_Text">FROM <text:s text:c="2"/>parts</text:p>
      <text:p text:style-name="Preformatted_20_Text">WHERE <text:s/>pname = 'Dirty Harry';</text:p>
      <text:p text:style-name="Preformatted_20_Text"/>
      <text:p text:style-name="P5"><text:span text:style-name="T2">-- <text:s text:c="2"/>PRICE</text:span></text:p>
      <text:p text:style-name="P5"><text:span text:style-name="T2">----------</text:span></text:p>
      <text:p text:style-name="P5"><text:span text:style-name="T2">--<text:tab/>14</text:span></text:p>
      <text:p text:style-name="P5"><text:span text:style-name="T2"/></text:p>
      <text:p text:style-name="Preformatted_20_Text">-- <text:s/>2. <text:s text:c="2"/>What orders have been shipped after date '03-feb-95'?</text:p>
      <text:p text:style-name="Preformatted_20_Text">SELECT orders.ono</text:p>
      <text:p text:style-name="Preformatted_20_Text">FROM <text:s text:c="2"/>orders</text:p>
      <text:p text:style-name="Preformatted_20_Text">WHERE <text:s/>To_date(shipped, 'DD-MON-YY') &gt; To_date('03-FEB-95', 'DD-MON-YY');</text:p>
      <text:p text:style-name="Preformatted_20_Text"/>
      <text:p text:style-name="P5"><text:span text:style-name="T2">-- <text:s text:c="4"/>ONO</text:span></text:p>
      <text:p text:style-name="P5"><text:span text:style-name="T2">----------</text:span></text:p>
      <text:p text:style-name="P5"><text:span text:style-name="T2">-- <text:s text:c="3"/>1022</text:span></text:p>
      <text:p text:style-name="P5"><text:span text:style-name="T2">-- <text:s text:c="3"/>1023</text:span></text:p>
      <text:p text:style-name="Preformatted_20_Text"/>
      <text:p text:style-name="Preformatted_20_Text">-- 3. <text:s text:c="2"/>What are the ono and cname values of customers whose orders have not been shipped (i.e., the shipped column has a null value)?</text:p>
      <text:p text:style-name="Preformatted_20_Text">SELECT orders.ono,</text:p>
      <text:p text:style-name="Preformatted_20_Text"><text:s text:c="7"/>customers.cname</text:p>
      <text:p text:style-name="Preformatted_20_Text">FROM <text:s text:c="2"/>customers,</text:p>
      <text:p text:style-name="Preformatted_20_Text"><text:s text:c="7"/>orders</text:p>
      <text:p text:style-name="Preformatted_20_Text">WHERE <text:s/>customers.cno = orders.cno</text:p>
      <text:p text:style-name="Preformatted_20_Text"><text:s text:c="7"/>AND orders.shipped IS NULL;</text:p>
      <text:p text:style-name="Preformatted_20_Text"/>
      <text:p text:style-name="P5"><text:span text:style-name="T2">-- no results found</text:span></text:p>
      <text:p text:style-name="Preformatted_20_Text"/>
      <text:p text:style-name="Preformatted_20_Text">-- <text:s/>4. <text:s text:c="2"/>Retrieve the names of parts whose quantity on hand (QOH) is between 20 and 70.</text:p>
      <text:p text:style-name="Preformatted_20_Text">SELECT pname</text:p>
      <text:p text:style-name="Preformatted_20_Text">FROM <text:s text:c="2"/>parts</text:p>
      <text:p text:style-name="Preformatted_20_Text">WHERE <text:s/>qoh BETWEEN 20 AND 70;</text:p>
      <text:p text:style-name="Preformatted_20_Text"/>
      <text:p text:style-name="P5"><text:span text:style-name="T2">-- PNAME</text:span></text:p>
      <text:p text:style-name="P5"><text:span text:style-name="T2">--------------------------------------------------------------------------------</text:span></text:p>
      <text:p text:style-name="P5"><text:span text:style-name="T2">--Land Before Time IV</text:span></text:p>
      <text:p text:style-name="P5"><text:span text:style-name="T2"/></text:p>
      <text:p text:style-name="P5"><text:span text:style-name="T2"/></text:p>
      <text:p text:style-name="Preformatted_20_Text">-- <text:s/>5. <text:s text:c="2"/>Get all unique pairs of cno values for customers that have the same zip code.</text:p>
      <text:p text:style-name="Preformatted_20_Text">SELECT c1.cno,</text:p>
      <text:p text:style-name="Preformatted_20_Text"><text:s text:c="7"/>c2.cno</text:p>
      <text:p text:style-name="Preformatted_20_Text">FROM <text:s text:c="2"/>customers c1,</text:p>
      <text:p text:style-name="Preformatted_20_Text"><text:s text:c="7"/>customers c2</text:p>
      <text:p text:style-name="Preformatted_20_Text">WHERE <text:s/>c1.zip = c2.zip</text:p>
      <text:p text:style-name="Preformatted_20_Text"><text:s text:c="7"/>AND c1.cno &lt; c2.cno;</text:p>
      <text:p text:style-name="Preformatted_20_Text"/>
      <text:p text:style-name="P5"><text:span text:style-name="T2">-- <text:s text:c="4"/>CNO<text:tab/> <text:s/>CNO</text:span></text:p>
      <text:p text:style-name="P5"><text:span text:style-name="T2">---------- ----------</text:span></text:p>
      <text:p text:style-name="P5"><text:span text:style-name="T2">-- <text:s text:c="3"/>1111<text:tab/> 2222</text:span></text:p>
      <text:p text:style-name="Preformatted_20_Text"/>
      <text:p text:style-name="Preformatted_20_Text"><text:soft-page-break/>-- <text:s/>6. <text:s text:c="2"/>Create a nested SQL select statement that returns the cname values of customers who have placed orders with employees living in Fort Dodge.</text:p>
      <text:p text:style-name="Preformatted_20_Text">SELECT c.cname</text:p>
      <text:p text:style-name="Preformatted_20_Text">FROM <text:s text:c="2"/>customers c</text:p>
      <text:p text:style-name="Preformatted_20_Text">WHERE <text:s/>'Fort Dodge' = ALL (SELECT z.city</text:p>
      <text:p text:style-name="Preformatted_20_Text"><text:s text:c="27"/>FROM <text:s text:c="2"/>employees e,</text:p>
      <text:p text:style-name="Preformatted_20_Text"><text:s text:c="34"/>zipcodes z,</text:p>
      <text:p text:style-name="Preformatted_20_Text"><text:s text:c="34"/>orders o</text:p>
      <text:p text:style-name="Preformatted_20_Text"><text:s text:c="27"/>WHERE <text:s/>c.cno = o.cno</text:p>
      <text:p text:style-name="Preformatted_20_Text"><text:s text:c="34"/>AND o.eno = e.eno</text:p>
      <text:p text:style-name="Preformatted_20_Text"><text:s text:c="34"/>AND e.zip = z.zip);</text:p>
      <text:p text:style-name="Preformatted_20_Text"/>
      <text:p text:style-name="P6"><text:span text:style-name="T2">--CNAME</text:span></text:p>
      <text:p text:style-name="P6"><text:span text:style-name="T2">--------------------------------------------------------------------------------</text:span></text:p>
      <text:p text:style-name="P6"><text:span text:style-name="T2">--Bertram</text:span></text:p>
      <text:p text:style-name="P6"><text:span text:style-name="T2"/></text:p>
      <text:p text:style-name="P6">-- <text:s/>7. <text:s text:c="2"/>What orders have been shipped to Wichita?</text:p>
      <text:p text:style-name="Preformatted_20_Text">SELECT o.ono</text:p>
      <text:p text:style-name="Preformatted_20_Text">FROM <text:s text:c="2"/>orders o,</text:p>
      <text:p text:style-name="Preformatted_20_Text"><text:s text:c="7"/>customers c,</text:p>
      <text:p text:style-name="Preformatted_20_Text"><text:s text:c="7"/>zipcodes z</text:p>
      <text:p text:style-name="Preformatted_20_Text">WHERE <text:s/>o.cno = c.cno</text:p>
      <text:p text:style-name="Preformatted_20_Text"><text:s text:c="7"/>AND c.zip = z.zip</text:p>
      <text:p text:style-name="Preformatted_20_Text"><text:s text:c="7"/>AND z.city = 'Wichita';</text:p>
      <text:p text:style-name="P5"><text:span text:style-name="T2"/></text:p>
      <text:p text:style-name="P6"><text:span text:style-name="T2">-- <text:s text:c="4"/>ONO</text:span></text:p>
      <text:p text:style-name="P6"><text:span text:style-name="T2">----------</text:span></text:p>
      <text:p text:style-name="P6"><text:span text:style-name="T2">-- <text:s text:c="3"/>1021</text:span></text:p>
      <text:p text:style-name="P6"><text:span text:style-name="T2">-- <text:s text:c="3"/>1020</text:span></text:p>
      <text:p text:style-name="P6"><text:span text:style-name="T2">-- <text:s text:c="3"/>1022</text:span></text:p>
      <text:p text:style-name="Preformatted_20_Text"/>
      <text:p text:style-name="Preformatted_20_Text">-- <text:s/>8. <text:s text:c="2"/>Get the pname values of parts with the lowest price.</text:p>
      <text:p text:style-name="Preformatted_20_Text">SELECT pname</text:p>
      <text:p text:style-name="Preformatted_20_Text">FROM <text:s text:c="2"/>(SELECT *</text:p>
      <text:p text:style-name="Preformatted_20_Text"><text:s text:c="8"/>FROM <text:s text:c="2"/>parts</text:p>
      <text:p text:style-name="Preformatted_20_Text"><text:s text:c="8"/>ORDER <text:s/>BY price ASC)</text:p>
      <text:p text:style-name="Preformatted_20_Text">WHERE <text:s/>ROWNUM &lt;= 1;</text:p>
      <text:p text:style-name="Preformatted_20_Text"/>
      <text:p text:style-name="P6"><text:span text:style-name="T3">--PNAME</text:span></text:p>
      <text:p text:style-name="P6"><text:span text:style-name="T3">--------------------------------------------------------------------------------</text:span></text:p>
      <text:p text:style-name="P6"><text:span text:style-name="T3">--Dirty Harry</text:span></text:p>
      <text:p text:style-name="Preformatted_20_Text"/>
      <text:p text:style-name="Preformatted_20_Text">-- <text:s/>9. <text:s text:c="2"/>What is the name of the part with the lowest price? (use qualified comparison in your predicate, i.e., &lt;=all).</text:p>
      <text:p text:style-name="Preformatted_20_Text">SELECT pname</text:p>
      <text:p text:style-name="Preformatted_20_Text">FROM <text:s text:c="2"/>parts</text:p>
      <text:p text:style-name="Preformatted_20_Text">WHERE <text:s/>price &lt;= ALL (SELECT price</text:p>
      <text:p text:style-name="Preformatted_20_Text"><text:s text:c="21"/>FROM <text:s text:c="2"/>parts);</text:p>
      <text:p text:style-name="Preformatted_20_Text"/>
      <text:p text:style-name="P6"><text:span text:style-name="T3">--PNAME</text:span></text:p>
      <text:p text:style-name="P6"><text:span text:style-name="T3">--------------------------------------------------------------------------------</text:span></text:p>
      <text:p text:style-name="P6"><text:span text:style-name="T3">--Dirty Harry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reformatted_20_Text">-- <text:s/>10. <text:s text:c="2"/>What parts cost more than the most expensive Land Before Time part? (Hint: you should use pattern-matching, e.g., pname like 'Land Before Time%').</text:p>
      <text:p text:style-name="Preformatted_20_Text"><text:soft-page-break/>SELECT pno</text:p>
      <text:p text:style-name="Preformatted_20_Text">FROM <text:s text:c="2"/>parts</text:p>
      <text:p text:style-name="Preformatted_20_Text">WHERE <text:s/>price &gt; ALL (SELECT price</text:p>
      <text:p text:style-name="Preformatted_20_Text"><text:s text:c="20"/>FROM <text:s text:c="2"/>parts</text:p>
      <text:p text:style-name="Preformatted_20_Text"><text:s text:c="20"/>WHERE <text:s/>pname LIKE 'Land Before Time%');</text:p>
      <text:p text:style-name="P6"><text:span text:style-name="T3">-- <text:s text:c="4"/>PNO</text:span></text:p>
      <text:p text:style-name="P6"><text:span text:style-name="T3">----------</text:span></text:p>
      <text:p text:style-name="P6"><text:span text:style-name="T3">-- <text:s text:c="2"/>10601</text:span></text:p>
      <text:p text:style-name="P6"><text:span text:style-name="T3">-- <text:s text:c="2"/>10900</text:span></text:p>
      <text:p text:style-name="P6"><text:span text:style-name="T3"/></text:p>
      <text:p text:style-name="Preformatted_20_Text">-- <text:s/>11. <text:s text:c="2"/>Write a correlated query to return the cities of zipcodes from which an order has been placed.</text:p>
      <text:p text:style-name="Preformatted_20_Text">SELECT city</text:p>
      <text:p text:style-name="Preformatted_20_Text">FROM <text:s text:c="2"/>zipcodes z</text:p>
      <text:p text:style-name="Preformatted_20_Text">WHERE <text:s/>(SELECT Count(*)</text:p>
      <text:p text:style-name="Preformatted_20_Text"><text:s text:c="8"/>FROM <text:s text:c="2"/>customers c,</text:p>
      <text:p text:style-name="Preformatted_20_Text"><text:s text:c="15"/>orders o</text:p>
      <text:p text:style-name="Preformatted_20_Text"><text:s text:c="8"/>WHERE <text:s/>c.cno = o.cno</text:p>
      <text:p text:style-name="Preformatted_20_Text"><text:s text:c="15"/>AND c.zip = z.zip) &gt; 0;</text:p>
      <text:p text:style-name="P6"><text:span text:style-name="T3">--CITY</text:span></text:p>
      <text:p text:style-name="P6"><text:span text:style-name="T3">--------------------------------------------------------------------------------</text:span></text:p>
      <text:p text:style-name="P6"><text:span text:style-name="T3">--Wichita</text:span></text:p>
      <text:p text:style-name="P6"><text:span text:style-name="T3">--Fort Dodge</text:span></text:p>
      <text:p text:style-name="Preformatted_20_Text"/>
      <text:p text:style-name="Preformatted_20_Text">-- <text:s/>12. <text:s text:c="2"/>Get cname values of customers who have placed at least one part order through employee with eno = 1000.</text:p>
      <text:p text:style-name="Preformatted_20_Text">SELECT DISTINCT c.cname</text:p>
      <text:p text:style-name="Preformatted_20_Text">FROM <text:s text:c="2"/>customers c,</text:p>
      <text:p text:style-name="Preformatted_20_Text"><text:s text:c="7"/>orders o,</text:p>
      <text:p text:style-name="Preformatted_20_Text"><text:s text:c="7"/>employees e</text:p>
      <text:p text:style-name="Preformatted_20_Text">WHERE <text:s/>c.cno = o.cno</text:p>
      <text:p text:style-name="Preformatted_20_Text"><text:s text:c="7"/>AND o.eno = e.eno</text:p>
      <text:p text:style-name="Preformatted_20_Text"><text:s text:c="7"/>AND e.eno = 1000;</text:p>
      <text:p text:style-name="Preformatted_20_Text"/>
      <text:p text:style-name="P6"><text:span text:style-name="T3">--CNAME</text:span></text:p>
      <text:p text:style-name="P6"><text:span text:style-name="T3">--------------------------------------------------------------------------------</text:span></text:p>
      <text:p text:style-name="P6"><text:span text:style-name="T3">--Charles</text:span></text:p>
      <text:p text:style-name="P6"><text:span text:style-name="T3">--Barbara</text:span></text:p>
      <text:p text:style-name="P6"><text:span text:style-name="T3"/></text:p>
      <text:p text:style-name="Preformatted_20_Text">-- <text:s/>13. <text:s text:c="2"/>Get the total number of customers.</text:p>
      <text:p text:style-name="Preformatted_20_Text">SELECT Count(*)</text:p>
      <text:p text:style-name="Preformatted_20_Text">FROM <text:s text:c="2"/>customers;</text:p>
      <text:p text:style-name="Preformatted_20_Text"/>
      <text:p text:style-name="P6"><text:span text:style-name="T3">--COUNT(*)</text:span></text:p>
      <text:p text:style-name="P6"><text:span text:style-name="T3">----------</text:span></text:p>
      <text:p text:style-name="P6"><text:span text:style-name="T3">--<text:tab/> 3</text:span></text:p>
      <text:p text:style-name="P6"><text:span text:style-name="T3"/></text:p>
      <text:p text:style-name="Preformatted_20_Text">-- <text:s/>14. <text:s text:c="2"/>Get the pname values of parts that cost more than the average cost of all parts.</text:p>
      <text:p text:style-name="Preformatted_20_Text">SELECT pname</text:p>
      <text:p text:style-name="Preformatted_20_Text">FROM <text:s text:c="2"/>parts</text:p>
      <text:p text:style-name="Preformatted_20_Text">WHERE <text:s/>price &gt; (SELECT Avg(price)</text:p>
      <text:p text:style-name="Preformatted_20_Text"><text:s text:c="16"/>FROM <text:s text:c="2"/>parts);</text:p>
      <text:p text:style-name="P6"><text:span text:style-name="T3"/></text:p>
      <text:p text:style-name="P6"><text:span text:style-name="T3">--PNAME</text:span></text:p>
      <text:p text:style-name="P6"><text:span text:style-name="T3">--------------------------------------------------------------------------------</text:span></text:p>
      <text:p text:style-name="P6"><text:span text:style-name="T3">--Sleeping Beauty</text:span></text:p>
      <text:p text:style-name="P6"><text:span text:style-name="T3">--Dr. Zhivago</text:span></text:p>
      <text:p text:style-name="Preformatted_20_Text"><text:soft-page-break/></text:p>
      <text:p text:style-name="Preformatted_20_Text">-- <text:s/>15. <text:s text:c="2"/>For each part, get pno and pname values along with the total sales in dollars.</text:p>
      <text:p text:style-name="Preformatted_20_Text">SELECT pno,</text:p>
      <text:p text:style-name="Preformatted_20_Text"><text:s text:c="7"/>pname,</text:p>
      <text:p text:style-name="Preformatted_20_Text"><text:s text:c="7"/>( (SELECT SUM(qty)</text:p>
      <text:p text:style-name="Preformatted_20_Text"><text:s text:c="10"/>FROM <text:s text:c="2"/>odetails</text:p>
      <text:p text:style-name="Preformatted_20_Text"><text:s text:c="10"/>WHERE <text:s/>pno = parts.pno) * price ) SALES</text:p>
      <text:p text:style-name="Preformatted_20_Text">FROM <text:s text:c="2"/>parts;</text:p>
      <text:p text:style-name="Preformatted_20_Text"/>
      <text:p text:style-name="Preformatted_20_Text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NO</text:p>
          </table:table-cell>
          <table:table-cell table:style-name="Table1.A1" office:value-type="string">
            <text:p text:style-name="Table_20_Heading">PNAME</text:p>
          </table:table-cell>
          <table:table-cell table:style-name="Table1.A1" office:value-type="string">
            <text:p text:style-name="Table_20_Heading">SALES</text:p>
          </table:table-cell>
        </table:table-row>
        <table:table-row>
          <table:table-cell table:style-name="Table1.A1" office:value-type="string">
            <text:p text:style-name="Table_20_Contents">10506</text:p>
          </table:table-cell>
          <table:table-cell table:style-name="Table1.A1" office:value-type="string">
            <text:p text:style-name="Table_20_Contents">Land Before Time I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10507</text:p>
          </table:table-cell>
          <table:table-cell table:style-name="Table1.A1" office:value-type="string">
            <text:p text:style-name="Table_20_Contents">Land Before Time II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10508</text:p>
          </table:table-cell>
          <table:table-cell table:style-name="Table1.A1" office:value-type="string">
            <text:p text:style-name="Table_20_Contents">Land Before Time III</text:p>
          </table:table-cell>
          <table:table-cell table:style-name="Table1.A1" office:value-type="string">
            <text:p text:style-name="Table_20_Contents">38</text:p>
          </table:table-cell>
        </table:table-row>
        <table:table-row>
          <table:table-cell table:style-name="Table1.A1" office:value-type="string">
            <text:p text:style-name="Table_20_Contents">10509</text:p>
          </table:table-cell>
          <table:table-cell table:style-name="Table1.A1" office:value-type="string">
            <text:p text:style-name="Table_20_Contents">Land Before Time IV</text:p>
          </table:table-cell>
          <table:table-cell table:style-name="Table1.A1" office:value-type="string">
            <text:p text:style-name="Table_20_Contents">57</text:p>
          </table:table-cell>
        </table:table-row>
        <table:table-row>
          <table:table-cell table:style-name="Table1.A1" office:value-type="string">
            <text:p text:style-name="Table_20_Contents">10601</text:p>
          </table:table-cell>
          <table:table-cell table:style-name="Table1.A1" office:value-type="string">
            <text:p text:style-name="Table_20_Contents">Sleeping Beauty</text:p>
          </table:table-cell>
          <table:table-cell table:style-name="Table1.A1" office:value-type="string">
            <text:p text:style-name="Table_20_Contents">120</text:p>
          </table:table-cell>
        </table:table-row>
        <table:table-row>
          <table:table-cell table:style-name="Table1.A1" office:value-type="string">
            <text:p text:style-name="Table_20_Contents">10701</text:p>
          </table:table-cell>
          <table:table-cell table:style-name="Table1.A1" office:value-type="string">
            <text:p text:style-name="Table_20_Contents">When Harry Met Sally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10800</text:p>
          </table:table-cell>
          <table:table-cell table:style-name="Table1.A1" office:value-type="string">
            <text:p text:style-name="Table_20_Contents">Dirty Harry</text:p>
          </table:table-cell>
          <table:table-cell table:style-name="Table1.A1" office:value-type="string">
            <text:p text:style-name="Table_20_Contents">14</text:p>
          </table:table-cell>
        </table:table-row>
        <table:table-row>
          <table:table-cell table:style-name="Table1.A1" office:value-type="string">
            <text:p text:style-name="Table_20_Contents">10900</text:p>
          </table:table-cell>
          <table:table-cell table:style-name="Table1.A1" office:value-type="string">
            <text:p text:style-name="Table_20_Contents">Dr. Zhivago</text:p>
          </table:table-cell>
          <table:table-cell table:style-name="Table1.A1" office:value-type="string">
            <text:p text:style-name="Table_20_Contents">24</text:p>
          </table:table-cell>
        </table:table-row>
      </table:table>
      <text:p text:style-name="Preformatted_20_Text"/>
      <text:p text:style-name="Preformatted_20_Text"/>
      <text:p text:style-name="Preformatted_20_Text">-- <text:s/>16. <text:s text:c="2"/>For each part, get pno and pname values along with the total sales in dollars, but only for total sales exceeding $200.</text:p>
      <text:p text:style-name="Preformatted_20_Text">SELECT pno,</text:p>
      <text:p text:style-name="Preformatted_20_Text"><text:s text:c="7"/>pname,</text:p>
      <text:p text:style-name="Preformatted_20_Text"><text:s text:c="7"/>( (SELECT SUM(qty)</text:p>
      <text:p text:style-name="Preformatted_20_Text"><text:s text:c="10"/>FROM <text:s text:c="2"/>odetails</text:p>
      <text:p text:style-name="Preformatted_20_Text"><text:s text:c="10"/>WHERE <text:s/>pno = parts.pno) * price ) SALES</text:p>
      <text:p text:style-name="Preformatted_20_Text">FROM <text:s text:c="2"/>parts</text:p>
      <text:p text:style-name="Preformatted_20_Text">WHERE <text:s/>( (SELECT SUM(qty)</text:p>
      <text:p text:style-name="Preformatted_20_Text"><text:s text:c="10"/>FROM <text:s text:c="2"/>odetails</text:p>
      <text:p text:style-name="Preformatted_20_Text"><text:s text:c="10"/>WHERE <text:s/>pno = parts.pno) * price ) &gt; 200;</text:p>
      <text:p text:style-name="Preformatted_20_Text"/>
      <text:p text:style-name="P6"><text:span text:style-name="T3">--no rows selected</text:span></text:p>
      <text:p text:style-name="Preformatted_20_Text"/>
      <text:p text:style-name="Preformatted_20_Text">-- <text:s/>17. <text:s text:c="2"/>Repeat the last 2 queries, except this time create a view to simplify your work. Define the view and each query on that view.</text:p>
      <text:p text:style-name="Preformatted_20_Text">CREATE VIEW sales</text:p>
      <text:p text:style-name="Preformatted_20_Text">AS</text:p>
      <text:p text:style-name="Preformatted_20_Text"><text:s text:c="2"/>SELECT pno,</text:p>
      <text:p text:style-name="Preformatted_20_Text"><text:s text:c="9"/>SUM(qty) TOTAL</text:p>
      <text:p text:style-name="Preformatted_20_Text"><text:s text:c="2"/>FROM <text:s text:c="2"/>odetails</text:p>
      <text:p text:style-name="Preformatted_20_Text"><text:s text:c="2"/>GROUP <text:s/>BY pno;</text:p>
      <text:p text:style-name="Preformatted_20_Text"/>
      <text:p text:style-name="Preformatted_20_Text">-- <text:s/>17.1</text:p>
      <text:p text:style-name="Preformatted_20_Text">SELECT p.pno,</text:p>
      <text:p text:style-name="Preformatted_20_Text"><text:s text:c="7"/>pname,</text:p>
      <text:p text:style-name="Preformatted_20_Text"><text:s text:c="7"/>( total * price ) SALES</text:p>
      <text:p text:style-name="Preformatted_20_Text">FROM <text:s text:c="2"/>parts p,</text:p>
      <text:p text:style-name="Preformatted_20_Text"><text:s text:c="7"/>sales s</text:p>
      <text:p text:style-name="Preformatted_20_Text">WHERE <text:s/>p.pno = s.pno;</text:p>
      <text:p text:style-name="Preformatted_20_Text"/>
      <text:p text:style-name="Preformatted_20_Text">-- <text:s/>17.2</text:p>
      <text:p text:style-name="Preformatted_20_Text">SELECT p.pno,</text:p>
      <text:p text:style-name="Preformatted_20_Text"><text:s text:c="7"/>pname,</text:p>
      <text:p text:style-name="Preformatted_20_Text"><text:soft-page-break/><text:s text:c="7"/>( total * price ) SALES</text:p>
      <text:p text:style-name="Preformatted_20_Text">FROM <text:s text:c="2"/>parts p,</text:p>
      <text:p text:style-name="Preformatted_20_Text"><text:s text:c="7"/>sales s</text:p>
      <text:p text:style-name="Preformatted_20_Text">WHERE <text:s/>p.pno = s.pno</text:p>
      <text:p text:style-name="Preformatted_20_Text"><text:s text:c="7"/>AND total * price &gt; 200;</text:p>
      <text:p text:style-name="Preformatted_20_Text"/>
      <text:p text:style-name="Preformatted_20_Text">-- <text:s/>18. <text:s text:c="2"/>Delete order 1021 and its order details.</text:p>
      <text:p text:style-name="Preformatted_20_Text">DELETE FROM odetails</text:p>
      <text:p text:style-name="Preformatted_20_Text">WHERE <text:s/>ono = 1021;</text:p>
      <text:p text:style-name="Preformatted_20_Text"/>
      <text:p text:style-name="Preformatted_20_Text">DELETE FROM orders</text:p>
      <text:p text:style-name="Preformatted_20_Text">WHERE <text:s/>ono = 1021;</text:p>
      <text:p text:style-name="Preformatted_20_Text"/>
      <text:p text:style-name="Preformatted_20_Text">-- <text:s/>19. <text:s text:c="2"/>Increase the cost of all parts by 5%.</text:p>
      <text:p text:style-name="Preformatted_20_Text">UPDATE parts</text:p>
      <text:p text:style-name="Preformatted_20_Text">SET <text:s text:c="3"/>price = ( price * 1.05 );</text:p>
      <text:p text:style-name="Preformatted_20_Text"/>
      <text:p text:style-name="Preformatted_20_Text">-- <text:s/>20. <text:s text:c="2"/>Retrieve employees by name in reverse alphabetical order.</text:p>
      <text:p text:style-name="Preformatted_20_Text">SELECT ename</text:p>
      <text:p text:style-name="Preformatted_20_Text">FROM <text:s text:c="2"/>employees</text:p>
      <text:p text:style-name="Preformatted_20_Text">ORDER <text:s/>BY ename DESC;</text:p>
      <text:p text:style-name="Preformatted_20_Text"/>
      <text:p text:style-name="P6"><text:span text:style-name="T3">--ENAME</text:span></text:p>
      <text:p text:style-name="P6"><text:span text:style-name="T3">--------------------------------------------------------------------------------</text:span></text:p>
      <text:p text:style-name="P6"><text:span text:style-name="T3">--Smith</text:span></text:p>
      <text:p text:style-name="P6"><text:span text:style-name="T3">--Jones</text:span></text:p>
      <text:p text:style-name="P6"><text:span text:style-name="T3">--Brown1</text:span></text:p>
      <text:p text:style-name="P6"><text:span text:style-name="T3">--Brown</text:span></text:p>
      <text:p text:style-name="Preformatted_20_Text"/>
      <text:p text:style-name="Preformatted_20_Text">-- <text:s/>21. <text:s text:c="2"/>What tuples of Employees and Zipcodes do not participate in a join of these relations? Use the outerjoin and minus operations.</text:p>
      <text:p text:style-name="Preformatted_20_Text">SELECT z.zip,</text:p>
      <text:p text:style-name="Preformatted_20_Text"><text:s text:c="7"/>e.eno</text:p>
      <text:p text:style-name="Preformatted_20_Text">FROM <text:s text:c="2"/>employees e</text:p>
      <text:p text:style-name="Preformatted_20_Text"><text:s text:c="7"/>full join zipcodes z</text:p>
      <text:p text:style-name="Preformatted_20_Text"><text:s text:c="14"/>ON e.zip = z.zip</text:p>
      <text:p text:style-name="Preformatted_20_Text">MINUS</text:p>
      <text:p text:style-name="Preformatted_20_Text">SELECT z.zip,</text:p>
      <text:p text:style-name="Preformatted_20_Text"><text:s text:c="7"/>e.eno</text:p>
      <text:p text:style-name="Preformatted_20_Text">FROM <text:s text:c="2"/>employees e</text:p>
      <text:p text:style-name="Preformatted_20_Text"><text:s text:c="7"/>join zipcodes z</text:p>
      <text:p text:style-name="P7"><text:s text:c="9"/>ON e.zip = z.zip; </text:p>
      <text:p text:style-name="P1"><text:span text:style-name="T1"/></text:p>
      <text:p text:style-name="P3"><text:span text:style-name="T3">-- <text:s text:c="4"/>ZIP<text:tab/> <text:s/>ENO</text:span></text:p>
      <text:p text:style-name="P3"><text:span text:style-name="T3">---------- ----------</text:span></text:p>
      <text:p text:style-name="P3"><text:span text:style-name="T3">-- <text:s text:c="2"/>54444</text:span></text:p>
      <text:p text:style-name="P3"><text:span text:style-name="T3">-- <text:s text:c="2"/>61111</text:span></text:p>
      <text:p text:style-name="P3"><text:span text:style-name="T3">-- <text:s text:c="2"/>66002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eek </meta:initial-creator>
    <meta:creation-date>2014-01-19T11:47:23</meta:creation-date>
    <dc:date>2014-01-19T12:18:17</dc:date>
    <dc:creator>prateek </dc:creator>
    <meta:editing-duration>PT3S</meta:editing-duration>
    <meta:editing-cycles>1</meta:editing-cycles>
    <meta:document-statistic meta:table-count="1" meta:image-count="0" meta:object-count="0" meta:page-count="5" meta:paragraph-count="236" meta:word-count="916" meta:character-count="6252" meta:non-whitespace-character-count="4703"/>
    <meta:generator>LibreOffice/3.6$Linux_x86 LibreOffice_project/360m1$Build-2</meta:generator>
  </office:meta>
</office:document-meta>
</file>